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1" style:family="paragraph" style:parent-style-name="Standard"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/>
    </style:style>
    <style:style style:name="T7" style:family="text">
      <style:text-properties style:font-size-asian="12pt"/>
    </style:style>
    <style:style style:name="T8" style:family="text">
      <style:text-properties style:font-size-complex="12pt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14"><text:span text:style-name="T9">do text</text:span></text:p><text:p text:style-name="P14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4"/>
      <text:p text:style-name="P4"/>
      <text:p text:style-name="P4"/>
      <text:p text:style-name="P4"><draw:frame draw:style-name="fr2" draw:name="Cadre1" text:anchor-type="paragraph" svg:x="7.77cm" svg:y="0.24cm" svg:width="7.631cm" svg:height="2.829cm" draw:z-index="0"><draw:text-box><text:p text:style-name="P8">DGO4 - Direction Générale Opérationnelle</text:p><text:p text:style-name="P8">Aménagement du Territoire, Logement, Patrimoine et Energie</text:p><text:p text:style-name="P8">Place Léopold, 3 – Immeuble « BIBOT »</text:p><text:p text:style-name="P8">5000 <text:tab/>Namur</text:p><text:p text:style-name="P12">RECOMMANDE</text:p><text:p text:style-name="Standard"/><text:p text:style-name="Standard"/><text:p text:style-name="Standard"/><text:p text:style-name="Standard"/><text:p text:style-name="Standard"/><text:p text:style-name="Standard"/><text:p text:style-name="P8"><text:text-input text:description="Plusieurs demandeurs">self.getMultipleApplicants()</text:text-input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3"><text:span text:style-name="T4"><office:annotation><dc:creator>Gauthier Bastien</dc:creator><dc:date>2011-01-13T14:56:41</dc:date><text:p text:style-name="P14"><text:span text:style-name="T9">do text</text:span></text:p><text:p text:style-name="P14"><text:span text:style-name="T9">from document(at=reference, format='odt')</text:span></text:p></office:annotation></text:span>Import depuis reference.odt</text:p>
      <text:p text:style-name="Standard">Références SPW - DGO4 : <text:text-input text:description="Référence DGATLP">self.getReferenceDGATLP()</text:text-input></text:p>
      <text:p text:style-name="Standard"/>
      <text:p text:style-name="P7"><office:annotation><dc:creator>Gauthier Bastien</dc:creator><dc:date>2011-02-16T16:12:24</dc:date><text:p text:style-name="P14"><text:span text:style-name="T11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4"><text:span text:style-name="T10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7"><text:span text:style-name="T5">Objet :</text:span> <text:text-input text:description="Objet des travaux">self.getLicenceSubject()</text:text-input></text:p>
      <text:p text:style-name="P7"><text:span text:style-name="T5">Situation :</text:span> <text:text-input text:description="Situation des travaux">self.getWorkLocationSignaletic()</text:text-input></text:p>
      <text:p text:style-name="Standard"/>
      <text:p text:style-name="Standard"/>
      <text:p text:style-name="P10"><text:tab/>Madame, Monsieur,</text:p>
      <text:p text:style-name="P10"/>
      <text:p text:style-name="P5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votre projet est <text:span text:style-name="T5"><text:text-input text:description="Décision">self.displayValue(urbanEventObj.listDecisions(), urbanEventObj.getDecision()).upper()</text:text-input></text:span>.</text:p>
      <text:p text:style-name="P5"/>
      <text:p text:style-name="P10"><text:tab/>Vous souhaitant bonne réception de cette lettre et de son annexe, nous vous prions d'agréer, Madame, Monsieur, nos salutations distinguées.</text:p>
      <text:p text:style-name="P13"><text:span text:style-name="T4"/></text:p>
      <text:p text:style-name="P13"><text:span text:style-name="T4"/></text:p>
      <text:p text:style-name="P1"><office:annotation><dc:creator>Gauthier Bastien</dc:creator><dc:date>2011-01-13T14:56:41</dc:date><text:p text:style-name="P14"><text:span text:style-name="T9">do text</text:span></text:p><text:p text:style-name="P14"><text:span text:style-name="T9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aper-tray-name="Printer default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3-18T12:05:30</dc:date>
    <dc:language>fr-FR</dc:language>
    <meta:editing-cycles>66</meta:editing-cycles>
    <meta:editing-duration>PT31H18M48S</meta:editing-duration>
    <dc:creator>Gauthier Bastien</dc:creator>
    <meta:document-statistic meta:table-count="0" meta:image-count="0" meta:object-count="0" meta:page-count="1" meta:paragraph-count="19" meta:word-count="126" meta:character-count="1136"/>
    <meta:user-defined meta:name="Info 1"/>
    <meta:user-defined meta:name="Info 2"/>
    <meta:user-defined meta:name="Info 3"/>
    <meta:user-defined meta:name="Info 4"/>
  </office:meta>
</office:document-meta>
</file>